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545cm" style:rel-column-width="13667*"/>
    </style:style>
    <style:style style:name="Tabelle1.B" style:family="table-column">
      <style:table-column-properties style:column-width="4.814cm" style:rel-column-width="18556*"/>
    </style:style>
    <style:style style:name="Tabelle1.C" style:family="table-column">
      <style:table-column-properties style:column-width="1.341cm" style:rel-column-width="5167*"/>
    </style:style>
    <style:style style:name="Tabelle1.D" style:family="table-column">
      <style:table-column-properties style:column-width="7.301cm" style:rel-column-width="281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 style:data-style-name="N100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abel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85cm" style:rel-column-width="8424*"/>
    </style:style>
    <style:style style:name="Tabelle2.B" style:family="table-column">
      <style:table-column-properties style:column-width="10.903cm" style:rel-column-width="42028*"/>
    </style:style>
    <style:style style:name="Tabelle2.C" style:family="table-column">
      <style:table-column-properties style:column-width="3.912cm" style:rel-column-width="15083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prechnungsprotokoll Nr. xxx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Datum:</text:p>
          </table:table-cell>
          <table:table-cell table:style-name="Tabelle1.B1" office:value-type="float" office:value="40235">
            <text:p text:style-name="Table_20_Contents">26.02.10</text:p>
          </table:table-cell>
          <table:table-cell table:style-name="Tabelle1.B1" office:value-type="float" office:value="0">
            <text:p text:style-name="P2">Ort:</text:p>
          </table:table-cell>
          <table:table-cell table:style-name="Tabelle1.D1" office:value-type="float" office:value="0">
            <text:p text:style-name="Table_20_Contents">FH-SWF, Labor für Mikrorechner</text:p>
          </table:table-cell>
        </table:table-row>
        <table:table-row>
          <table:table-cell table:style-name="Tabelle1.A2" office:value-type="string">
            <text:p text:style-name="P3">Thema:</text:p>
          </table:table-cell>
          <table:table-cell table:style-name="Tabelle1.B2" table:number-columns-spanned="3" office:value-type="float" office:value="0">
            <text:p text:style-name="Table_20_Contents">Projektplan und Status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Projekt:</text:p>
          </table:table-cell>
          <table:table-cell table:style-name="Tabelle1.B3" table:number-columns-spanned="3" office:value-type="string">
            <text:p text:style-name="Table_20_Contents">Anpassung des BOCASBoard für den Praktikumsbetrieb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Kunde:</text:p>
          </table:table-cell>
          <table:table-cell table:style-name="Tabelle1.B3" table:number-columns-spanned="3" office:value-type="string">
            <text:p text:style-name="Table_20_Contents">Fachhochschule Südwestfalen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Ansprechpartner:</text:p>
          </table:table-cell>
          <table:table-cell table:style-name="Tabelle1.B3" table:number-columns-spanned="3" office:value-type="string">
            <text:p text:style-name="Table_20_Contents">Prof. Dr.-Ing. Drescher und Herr Dipl.-Ing. Fahr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3">Anwesende:</text:p>
          </table:table-cell>
          <table:table-cell table:style-name="Tabelle1.B3" table:number-columns-spanned="3" office:value-type="string">
            <text:p text:style-name="Table_20_Contents">Herr Drescher</text:p>
            <text:p text:style-name="Table_20_Contents">Herr Fahr</text:p>
            <text:p text:style-name="Table_20_Contents">Herr Rosky</text:p>
          </table:table-cell>
          <table:covered-table-cell/>
          <table:covered-table-cell/>
        </table:table-row>
      </table:table>
      <text:p text:style-name="Standard"/>
      <text:p text:style-name="Standard">Inhalt der Besprechung</text:p>
      <text:p text:style-name="Standard"/>
      <text:p text:style-name="Standard">Aufgab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">Nr.</text:p>
          </table:table-cell>
          <table:table-cell table:style-name="Tabelle2.A1" office:value-type="string">
            <text:p text:style-name="P2">Thema</text:p>
          </table:table-cell>
          <table:table-cell table:style-name="Tabelle2.C1" office:value-type="string">
            <text:p text:style-name="P2">Zuständig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8T13:51:33.89</meta:creation-date>
    <dc:date>2011-01-28T15:32:36.50</dc:date>
    <meta:editing-duration>PT00H27M09S</meta:editing-duration>
    <meta:editing-cycles>4</meta:editing-cycles>
    <meta:generator>OpenOffice.org/3.2$Win32 OpenOffice.org_project/320m18$Build-9502</meta:generator>
    <meta:document-statistic meta:table-count="2" meta:image-count="0" meta:object-count="0" meta:page-count="1" meta:paragraph-count="22" meta:word-count="46" meta:character-count="350"/>
  </office:meta>
</office:document-meta>
</file>